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1">
          <table:table-cell table:style-name="ce1" office:value-type="string" calcext:value-type="string">
            <text:p>Física Computacional. Grupo 8196</text:p>
          </table:table-cell>
          <table:table-cell table:style-name="ce6"/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2" office:value-type="string" calcext:value-type="string">
            <text:p>Profesor</text:p>
          </table:table-cell>
          <table:table-cell table:style-name="ce7" office:value-type="string" calcext:value-type="string">
            <text:p>David Philip Sander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2" office:value-type="string" calcext:value-type="string">
            <text:p>Ayudante</text:p>
          </table:table-cell>
          <table:table-cell table:style-name="ce7" office:value-type="string" calcext:value-type="string">
            <text:p>Ilya Orson Sandoval Cárdena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2" office:value-type="string" calcext:value-type="string">
            <text:p>Ayudante</text:p>
          </table:table-cell>
          <table:table-cell table:style-name="ce7" office:value-type="string" calcext:value-type="string">
            <text:p>Ignacio Loaiza Ganem</text:p>
          </table:table-cell>
          <table:table-cell table:style-name="ce9" office:value-type="date" office:date-value="2017-02-02" calcext:value-type="date">
            <text:p>2-Feb</text:p>
          </table:table-cell>
          <table:table-cell table:style-name="ce9" office:value-type="date" office:date-value="2017-02-09" calcext:value-type="date">
            <text:p>9-Feb</text:p>
          </table:table-cell>
          <table:table-cell table:style-name="ce9" office:value-type="date" office:date-value="2017-02-14" calcext:value-type="date">
            <text:p>14-Feb</text:p>
          </table:table-cell>
          <table:table-cell table:style-name="ce9" office:value-type="date" office:date-value="2017-02-28" calcext:value-type="date">
            <text:p>28-Feb</text:p>
          </table:table-cell>
          <table:table-cell table:style-name="ce9" office:value-type="date" office:date-value="2017-03-09" calcext:value-type="date">
            <text:p>9-Mar</text:p>
          </table:table-cell>
          <table:table-cell table:style-name="ce5" office:value-type="string" calcext:value-type="string">
            <text:p>16-Mar</text:p>
          </table:table-cell>
          <table:table-cell table:style-name="ce5" office:value-type="string" calcext:value-type="string">
            <text:p>23-Mar</text:p>
          </table:table-cell>
          <table:table-cell table:style-name="ce5" office:value-type="string" calcext:value-type="string">
            <text:p>18-Abr</text:p>
          </table:table-cell>
          <table:table-cell table:style-name="ce5" office:value-type="string" calcext:value-type="string">
            <text:p>27-Abr</text:p>
          </table:table-cell>
          <table:table-cell table:style-name="ce5" office:value-type="string" calcext:value-type="string">
            <text:p>18-May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uenta</text:p>
          </table:table-cell>
          <table:table-cell table:style-name="ce5" office:value-type="string" calcext:value-type="string">
            <text:p>Tarea 0</text:p>
          </table:table-cell>
          <table:table-cell table:style-name="ce5" office:value-type="string" calcext:value-type="string">
            <text:p>Tarea 1</text:p>
          </table:table-cell>
          <table:table-cell table:style-name="ce5" office:value-type="string" calcext:value-type="string">
            <text:p>Tarea 2</text:p>
          </table:table-cell>
          <table:table-cell table:style-name="ce11" office:value-type="string" calcext:value-type="string">
            <text:p>Tarea 3</text:p>
          </table:table-cell>
          <table:table-cell table:style-name="ce11" office:value-type="string" calcext:value-type="string">
            <text:p>Tarea 4</text:p>
          </table:table-cell>
          <table:table-cell table:style-name="ce5" office:value-type="string" calcext:value-type="string">
            <text:p>Tarea 5</text:p>
          </table:table-cell>
          <table:table-cell table:style-name="ce5" office:value-type="string" calcext:value-type="string">
            <text:p>Tarea 6</text:p>
          </table:table-cell>
          <table:table-cell table:style-name="ce5" office:value-type="string" calcext:value-type="string">
            <text:p>Tarea 7</text:p>
          </table:table-cell>
          <table:table-cell table:style-name="ce5" office:value-type="string" calcext:value-type="string">
            <text:p>Tarea 8</text:p>
          </table:table-cell>
          <table:table-cell table:style-name="ce5" office:value-type="string" calcext:value-type="string">
            <text:p>Tarea 9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float" office:value="310007706" calcext:value-type="float">
            <text:p>31000770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 office:value-type="float" office:value="415122269" calcext:value-type="float">
            <text:p>41512226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5"/>
          <table:table-cell table:style-name="ce10" office:value-type="float" office:value="11" calcext:value-type="float">
            <text:p>11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 office:value-type="float" office:value="414002720" calcext:value-type="float">
            <text:p>41400272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 office:value-type="float" office:value="311561559" calcext:value-type="float">
            <text:p>311561559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9.5" calcext:value-type="float">
            <text:p>9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1.2" calcext:value-type="float">
            <text:p>1.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float" office:value="415029917" calcext:value-type="float">
            <text:p>415029917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5"/>
          <table:table-cell table:style-name="ce10" office:value-type="float" office:value="10" calcext:value-type="float">
            <text:p>1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float" office:value="414043853" calcext:value-type="float">
            <text:p>41404385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 office:value-type="float" office:value="414002074" calcext:value-type="float">
            <text:p>41400207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 office:value-type="float" office:value="311285442" calcext:value-type="float">
            <text:p>31128544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 office:value-type="float" office:value="310014382" calcext:value-type="float">
            <text:p>31001438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.5" calcext:value-type="float">
            <text:p>1.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 office:value-type="float" office:value="310088154" calcext:value-type="float">
            <text:p>31008815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 office:value-type="float" office:value="415076777" calcext:value-type="float">
            <text:p>415076777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9.5" calcext:value-type="float">
            <text:p>9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float" office:value="310098308" calcext:value-type="float">
            <text:p>31009830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3" calcext:value-type="float">
            <text:p>9.3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float" office:value="311184390" calcext:value-type="float">
            <text:p>31118439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float" office:value="310192224" calcext:value-type="float">
            <text:p>310192224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float" office:value="300175961" calcext:value-type="float">
            <text:p>30017596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float" office:value="311059674" calcext:value-type="float">
            <text:p>31105967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 office:value-type="float" office:value="312104681" calcext:value-type="float">
            <text:p>31210468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office:value-type="float" office:value="310143518" calcext:value-type="float">
            <text:p>310143518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 office:value-type="float" office:value="311046065" calcext:value-type="float">
            <text:p>31104606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float" office:value="415078135" calcext:value-type="float">
            <text:p>41507813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5"/>
          <table:table-cell table:style-name="ce10" office:value-type="float" office:value="11" calcext:value-type="float">
            <text:p>11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float" office:value="311217658" calcext:value-type="float">
            <text:p>31121765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float" office:value="415083308" calcext:value-type="float">
            <text:p>41508330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.5" calcext:value-type="float">
            <text:p>10.5</text:p>
          </table:table-cell>
          <table:table-cell table:style-name="ce5"/>
          <table:table-cell table:style-name="ce10" office:value-type="float" office:value="11" calcext:value-type="float">
            <text:p>11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float" office:value="310605780" calcext:value-type="float">
            <text:p>31060578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 office:value-type="float" office:value="307117504" calcext:value-type="float">
            <text:p>30711750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4" calcext:value-type="float">
            <text:p>4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float" office:value="312578042" calcext:value-type="float">
            <text:p>312578042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.5" calcext:value-type="float">
            <text:p>9.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5"/>
          <table:table-cell table:style-name="ce10" office:value-type="float" office:value="10" calcext:value-type="float">
            <text:p>1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float" office:value="310175236" calcext:value-type="float">
            <text:p>31017523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.9" calcext:value-type="float">
            <text:p>8.9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 office:value-type="float" office:value="310209900" calcext:value-type="float">
            <text:p>31020990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 office:value-type="float" office:value="410057113" calcext:value-type="float">
            <text:p>410057113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8.5" calcext:value-type="float">
            <text:p>8.5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 office:value-type="float" office:value="410007259" calcext:value-type="float">
            <text:p>41000725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 office:value-type="float" office:value="311320563" calcext:value-type="float">
            <text:p>311320563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5"/>
          <table:table-cell table:style-name="ce10" office:value-type="float" office:value="6" calcext:value-type="float">
            <text:p>6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 office:value-type="float" office:value="311255089" calcext:value-type="float">
            <text:p>31125508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 office:value-type="float" office:value="310308041" calcext:value-type="float">
            <text:p>310308041</text:p>
          </table:table-cell>
          <table:table-cell table:number-columns-repeated="3" table:style-name="ce10" office:value-type="float" office:value="10" calcext:value-type="float">
            <text:p>10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5"/>
          <table:table-cell table:style-name="ce10" office:value-type="float" office:value="10" calcext:value-type="float">
            <text:p>1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 office:value-type="float" office:value="411027935" calcext:value-type="float">
            <text:p>41102793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 office:value-type="float" office:value="310311533" calcext:value-type="float">
            <text:p>310311533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 office:value-type="float" office:value="415031866" calcext:value-type="float">
            <text:p>415031866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5"/>
          <table:table-cell table:style-name="ce10" office:value-type="float" office:value="10" calcext:value-type="float">
            <text:p>1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 office:value-type="float" office:value="413011204" calcext:value-type="float">
            <text:p>41301120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 office:value-type="float" office:value="308712023" calcext:value-type="float">
            <text:p>30871202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10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 office:value-type="float" office:value="311101632" calcext:value-type="float">
            <text:p>31110163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float" office:value="9.5" calcext:value-type="float">
            <text:p>9.5</text:p>
          </table:table-cell>
          <table:table-cell table:number-columns-repeated="2" table:style-name="ce10" office:value-type="float" office:value="6.7" calcext:value-type="float">
            <text:p>6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5"/>
          <table:table-cell table:style-name="ce10" office:value-type="float" office:value="8" calcext:value-type="float">
            <text:p>8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10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ce8" office:value-type="string" calcext:value-type="string">
            <text:p>S/N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Default" table:number-columns-repeated="6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>
          <table:table-cell table:style-name="Default" office:value-type="string" calcext:value-type="string" table:number-columns-spanned="2" table:number-rows-spanned="1">
            <text:p>NÚMERO DE TAREAS ENTREGADAS</text:p>
          </table:table-cell>
          <table:covered-table-cell table:style-name="Default"/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 table:style-name="ce5" office:value-type="float" office:value="23" calcext:value-type="float">
            <text:p>2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table:number-columns-repeated="10"/>
          <table:table-cell table:number-columns-repeated="1002"/>
        </table:table-row>
        <table:table-row table:style-name="ro2">
          <table:table-cell table:style-name="ce5"/>
          <table:table-cell table:style-name="Default" table:number-columns-repeated="6"/>
          <table:table-cell table:style-name="ce12"/>
          <table:table-cell table:style-name="ce5" table:number-columns-repeated="14"/>
          <table:table-cell table:number-columns-repeated="1002"/>
        </table:table-row>
        <table:table-row table:style-name="ro2" table:number-rows-repeated="35">
          <table:table-cell table:style-name="ce5"/>
          <table:table-cell table:style-name="Default" table:number-columns-repeated="7"/>
          <table:table-cell table:style-name="ce5" table:number-columns-repeated="14"/>
          <table:table-cell table:number-columns-repeated="1002"/>
        </table:table-row>
        <table:table-row table:style-name="ro2" table:number-rows-repeated="916">
          <table:table-cell table:style-name="ce5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06:49:46.339475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7T09:14:32.325755561</dc:date>
    <meta:editing-duration>PT5H47M53S</meta:editing-duration>
    <meta:editing-cycles>11</meta:editing-cycles>
    <meta:document-statistic meta:table-count="3" meta:cell-count="467" meta:object-count="0"/>
  </office:meta>
</office:document-meta>
</file>